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61">
      <style:text-properties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 style:data-style-name="N61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iv_ze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v_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73" calcext:value-type="float">
            <text:p>0.7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-0.1u</text:p>
          </table:table-cell>
          <table:table-cell office:value-type="float" office:value="-0.99" calcext:value-type="float">
            <text:p>-0.99</text:p>
          </table:table-cell>
          <table:table-cell table:number-columns-repeated="102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-0.2u</text:p>
          </table:table-cell>
          <table:table-cell office:value-type="float" office:value="-1.99" calcext:value-type="float">
            <text:p>-1.99</text:p>
          </table:table-cell>
          <table:table-cell table:number-columns-repeated="1021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-0.3u</text:p>
          </table:table-cell>
          <table:table-cell office:value-type="float" office:value="-3" calcext:value-type="float">
            <text:p>-3</text:p>
          </table:table-cell>
          <table:table-cell table:number-columns-repeated="1021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-0.4u</text:p>
          </table:table-cell>
          <table:table-cell office:value-type="float" office:value="-3.99" calcext:value-type="float">
            <text:p>-3.99</text:p>
          </table:table-cell>
          <table:table-cell table:number-columns-repeated="102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-1.8u</text:p>
          </table:table-cell>
          <table:table-cell office:value-type="float" office:value="-4.99" calcext:value-type="float">
            <text:p>-4.99</text:p>
          </table:table-cell>
          <table:table-cell table:number-columns-repeated="1021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596" calcext:value-type="float">
            <text:p>-0.596</text:p>
          </table:table-cell>
          <table:table-cell office:value-type="float" office:value="-5.6" calcext:value-type="float">
            <text:p>-5.6</text:p>
          </table:table-cell>
          <table:table-cell table:number-columns-repeated="102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1.8" calcext:value-type="float">
            <text:p>-11.8</text:p>
          </table:table-cell>
          <table:table-cell office:value-type="float" office:value="-5.67" calcext:value-type="float">
            <text:p>-5.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eakdown = -5.67V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reshold cal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_ds = 200m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_gs</text:p>
          </table:table-cell>
          <table:table-cell office:value-type="string" calcext:value-type="string">
            <text:p>i_d 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2" calcext:value-type="float">
            <text:p>0.012</text:p>
          </table:table-cell>
          <table:table-cell table:number-columns-repeated="102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_th = 0.66V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v cha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v_gs = 2.5</text:p>
          </table:table-cell>
          <table:table-cell/>
          <table:table-cell office:value-type="string" calcext:value-type="string">
            <text:p>42.8k</text:p>
          </table:table-cell>
          <table:table-cell office:value-type="string" calcext:value-type="string">
            <text:p>Va = -55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" office:value-type="float" office:value="0.162" calcext:value-type="float">
            <text:p>1.62E-01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373" calcext:value-type="float">
            <text:p>1.37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85" calcext:value-type="float">
            <text:p>1.385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396" calcext:value-type="float">
            <text:p>1.396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04" calcext:value-type="float">
            <text:p>1.404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414" calcext:value-type="float">
            <text:p>1.41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22" calcext:value-type="float">
            <text:p>1.4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_gs = 3</text:p>
          </table:table-cell>
          <table:table-cell/>
          <table:table-cell office:value-type="string" calcext:value-type="string">
            <text:p>R0 = 28k</text:p>
          </table:table-cell>
          <table:table-cell office:value-type="string" calcext:value-type="string">
            <text:p>Va = -54.74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" office:value-type="float" office:value="0.19" calcext:value-type="float">
            <text:p>1.90E-01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07" calcext:value-type="float">
            <text:p>2.07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_gs = 3.5</text:p>
          </table:table-cell>
          <table:table-cell/>
          <table:table-cell office:value-type="string" calcext:value-type="string">
            <text:p>R0 = 20.6k</text:p>
          </table:table-cell>
          <table:table-cell office:value-type="string" calcext:value-type="string">
            <text:p>Va = -55.35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" office:value-type="float" office:value="0.23" calcext:value-type="float">
            <text:p>2.30E-01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07" calcext:value-type="float">
            <text:p>2.07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47" calcext:value-type="float">
            <text:p>2.47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.66" calcext:value-type="float">
            <text:p>2.6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83" calcext:value-type="float">
            <text:p>2.8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2" calcext:value-type="float">
            <text:p>2.92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93" calcext:value-type="float">
            <text:p>2.9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5" calcext:value-type="float">
            <text:p>2.9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d vs vgs satu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gs</text:p>
          </table:table-cell>
          <table:table-cell office:value-type="string" calcext:value-type="string">
            <text:p>i_d 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office:value-type="float" office:value="0.0005" calcext:value-type="float">
            <text:p>5.00E-04</text:p>
          </table:table-cell>
          <table:table-cell table:number-columns-repeated="102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6" office:value-type="float" office:value="0.0037" calcext:value-type="float">
            <text:p>3.70E-03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6" office:value-type="float" office:value="0.0121" calcext:value-type="float">
            <text:p>1.21E-02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6" office:value-type="float" office:value="0.0281" calcext:value-type="float">
            <text:p>2.81E-02</text:p>
          </table:table-cell>
          <table:table-cell table:number-columns-repeated="102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6" office:value-type="float" office:value="0.0502" calcext:value-type="float">
            <text:p>5.02E-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0.0822" calcext:value-type="float">
            <text:p>8.22E-02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6" office:value-type="float" office:value="0.164" calcext:value-type="float">
            <text:p>1.64E-01</text:p>
          </table:table-cell>
          <table:table-cell table:number-columns-repeated="102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78" calcext:value-type="float">
            <text:p>0.278</text:p>
          </table:table-cell>
          <table:table-cell table:number-columns-repeated="102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89" calcext:value-type="float">
            <text:p>2.8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1" calcext:value-type="float">
            <text:p>3.81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9" calcext:value-type="float">
            <text:p>5.8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nsconduc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 = -1.38</text:p>
          </table:table-cell>
          <table:table-cell table:number-columns-repeated="102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20:16:49.298124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4:19:43.903835403</meta:creation-date>
    <dc:date>2022-04-06T17:02:29.532671429</dc:date>
    <meta:editing-duration>PT43M58S</meta:editing-duration>
    <meta:editing-cycles>12</meta:editing-cycles>
    <meta:generator>LibreOffice/6.4.7.2$Linux_X86_64 LibreOffice_project/40$Build-2</meta:generator>
    <meta:document-statistic meta:table-count="1" meta:cell-count="209" meta:object-count="0"/>
  </office:meta>
</office:document-meta>
</file>